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a3fe" officeooo:paragraph-rsid="0012a3fe"/>
    </style:style>
    <style:style style:name="P2" style:family="paragraph" style:parent-style-name="Standard">
      <style:text-properties officeooo:rsid="0012a3fe" officeooo:paragraph-rsid="0012d035"/>
    </style:style>
    <style:style style:name="P3" style:family="paragraph" style:parent-style-name="Standard">
      <style:text-properties officeooo:paragraph-rsid="0012a3fe"/>
    </style:style>
    <style:style style:name="P4" style:family="paragraph" style:parent-style-name="Standard">
      <style:text-properties officeooo:rsid="0012d035" officeooo:paragraph-rsid="0012d035"/>
    </style:style>
    <style:style style:name="P5" style:family="paragraph" style:parent-style-name="Standard">
      <style:text-properties officeooo:paragraph-rsid="0012d035"/>
    </style:style>
    <style:style style:name="P6" style:family="paragraph" style:parent-style-name="Standard">
      <style:text-properties officeooo:paragraph-rsid="0013431a"/>
    </style:style>
    <style:style style:name="P7" style:family="paragraph" style:parent-style-name="Standard">
      <style:text-properties officeooo:rsid="00139bfa" officeooo:paragraph-rsid="00139bfa"/>
    </style:style>
    <style:style style:name="P8" style:family="paragraph" style:parent-style-name="Standard">
      <style:text-properties officeooo:paragraph-rsid="00139bfa"/>
    </style:style>
    <style:style style:name="P9" style:family="paragraph" style:parent-style-name="Standard">
      <style:text-properties officeooo:paragraph-rsid="0014ba54"/>
    </style:style>
    <style:style style:name="P10" style:family="paragraph" style:parent-style-name="Standard">
      <style:text-properties officeooo:rsid="001ae1d2" officeooo:paragraph-rsid="001ae1d2"/>
    </style:style>
    <style:style style:name="P11" style:family="paragraph" style:parent-style-name="Standard">
      <style:paragraph-properties fo:padding="0.0291in" fo:border-left="none" fo:border-right="none" fo:border-top="none" fo:border-bottom="0.06pt solid #000000" style:join-border="false"/>
      <style:text-properties fo:font-size="15pt" officeooo:rsid="0012a3fe" officeooo:paragraph-rsid="0012a3fe" style:font-size-asian="15pt" style:font-size-complex="15pt"/>
    </style:style>
    <style:style style:name="P12" style:family="paragraph" style:parent-style-name="Standard">
      <style:text-properties officeooo:rsid="0012a3fe" officeooo:paragraph-rsid="0012a3fe"/>
    </style:style>
    <style:style style:name="P13" style:family="paragraph" style:parent-style-name="Standard">
      <style:text-properties officeooo:rsid="001be94e" officeooo:paragraph-rsid="001be94e"/>
    </style:style>
    <style:style style:name="P14" style:family="paragraph" style:parent-style-name="Standard">
      <style:paragraph-properties fo:padding="0.0291in" fo:border-left="none" fo:border-right="none" fo:border-top="none" fo:border-bottom="0.06pt solid #000000" style:join-border="false"/>
      <style:text-properties officeooo:rsid="0012a3fe" officeooo:paragraph-rsid="0012a3fe"/>
    </style:style>
    <style:style style:name="T1" style:family="text">
      <style:text-properties officeooo:rsid="0012a3fe"/>
    </style:style>
    <style:style style:name="T2" style:family="text">
      <style:text-properties officeooo:rsid="0012d035"/>
    </style:style>
    <style:style style:name="T3" style:family="text">
      <style:text-properties officeooo:rsid="0013431a"/>
    </style:style>
    <style:style style:name="T4" style:family="text">
      <style:text-properties officeooo:rsid="00139bfa"/>
    </style:style>
    <style:style style:name="T5" style:family="text">
      <style:text-properties fo:font-variant="normal" fo:text-transform="none" style:text-line-through-style="none" style:text-line-through-type="none" fo:font-style="normal" style:text-underline-style="none" fo:font-weight="bold" style:text-blinking="false" style:font-weight-asian="bold" style:font-weight-complex="bold"/>
    </style:style>
    <style:style style:name="T6" style:family="text">
      <style:text-properties officeooo:rsid="0014ba54"/>
    </style:style>
    <style:style style:name="T7" style:family="text">
      <style:text-properties fo:font-weight="bold" style:font-weight-asian="bold" style:font-weight-complex="bold"/>
    </style:style>
    <style:style style:name="T8" style:family="text">
      <style:text-properties fo:font-weight="bold" officeooo:rsid="0014ba54" style:font-weight-asian="bold" style:font-weight-complex="bold"/>
    </style:style>
    <style:style style:name="T9" style:family="text">
      <style:text-properties fo:font-weight="bold" officeooo:rsid="00139bfa" style:font-weight-asian="bold" style:font-weight-complex="bold"/>
    </style:style>
    <style:style style:name="T10" style:family="text">
      <style:text-properties fo:font-weight="bold" officeooo:rsid="001d6cef" style:font-weight-asian="bold" style:font-weight-complex="bold"/>
    </style:style>
    <style:style style:name="T11" style:family="text">
      <style:text-properties officeooo:rsid="0016f96f"/>
    </style:style>
    <style:style style:name="T12" style:family="text">
      <style:text-properties officeooo:rsid="001d6ce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tart-up Instruction &amp; Function Statement:</text:p>
      <text:p text:style-name="P1"/>
      <text:p text:style-name="P10">For Point_and_Click method:</text:p>
      <text:p text:style-name="P1"/>
      <text:p text:style-name="P3"><text:span text:style-name="T1">1. <text:s/></text:span><text:span text:style-name="T7">roslaunch finalasm_moveit_config1 demo.launch</text:span></text:p>
      <text:p text:style-name="P3"><text:s text:c="6"/>– <text:s/><text:span text:style-name="T1">Load the arm model, subscribe point cloud and interactive marker, initialize Rviz environment</text:span></text:p>
      <text:p text:style-name="P3"/>
      <text:p text:style-name="P3"><text:span text:style-name="T1">2. <text:s/></text:span><text:span text:style-name="T7">roslaunch freenect_launch freenect.launch</text:span></text:p>
      <text:p text:style-name="P3"><text:s text:c="6"/>– <text:s/><text:span text:style-name="T2">Start up Kinect, visualize point cloud in Rviz</text:span></text:p>
      <text:p text:style-name="P3"/>
      <text:p text:style-name="P4">3. <text:s/><text:span text:style-name="T7">rosrun tf static_transform_publ</text:span><text:span text:style-name="T8">is</text:span><text:span text:style-name="T7">her 0.75 -0.3 0.25 3.14 0 0 base_link camera_link 10</text:span></text:p>
      <text:p text:style-name="P2"><text:s text:c="6"/>– <text:s/><text:span text:style-name="T2">Build tf connection between camera_link and base_link (set camera_link as child link)</text:span></text:p>
      <text:p text:style-name="P4"><text:s text:c="6"/># <text:s/>The parameter should adjust according to the robotic arm’s position in real world, and user should keep adjusting until the arm model in Rviz totally overlaps the real arm in point cloud</text:p>
      <text:p text:style-name="P2"/>
      <text:p text:style-name="P5"><text:span text:style-name="T2">4. <text:s/></text:span><text:span text:style-name="T7">roslaunch rail_agile_nodes find_grasps.launch</text:span></text:p>
      <text:p text:style-name="P5"><text:s text:c="6"/>– <text:s/><text:span text:style-name="T3">Start</text:span> <text:span text:style-name="T3">node of find_grasp and grasp_sampler</text:span></text:p>
      <text:p text:style-name="P5"/>
      <text:p text:style-name="P6"><text:span text:style-name="T3">5. <text:s/></text:span><text:span text:style-name="T7">roslaunch remote_manipulation_markers point_and_click.launch</text:span></text:p>
      <text:p text:style-name="P6"><text:s text:c="6"/>– <text:s/><text:span text:style-name="T4">Start node of point_and_click</text:span></text:p>
      <text:p text:style-name="P6"/>
      <text:p text:style-name="P8"><text:span text:style-name="T4">6. <text:s/></text:span><text:span text:style-name="T5">roslaunch rail_agile_nodes click_action.launch</text:span></text:p>
      <text:p text:style-name="P7"><text:s text:c="6"/>– <text:s/>Start node of ClickedImageClient and point_and_clicker, generate a rgb image window and collect information when user click on the image window</text:p>
      <text:p text:style-name="P7"><text:s text:c="6"/># <text:s/>User can click on the desired place of the image window to start finding possible grasps here</text:p>
      <text:p text:style-name="P7"/>
      <text:p text:style-name="P7">7. <text:s/>To cycle the different final poses use the service:</text:p>
      <text:p text:style-name="P7"><text:s text:c="5"/><text:span text:style-name="T7">rosservice call /point_and_click/cycle_grasps true</text:span></text:p>
      <text:p text:style-name="P7"><text:s text:c="5"/># <text:s/>Parameter TRUE is for moving down the list and FALSE is to move up the list</text:p>
      <text:p text:style-name="P7"><text:s text:c="2"/></text:p>
      <text:p text:style-name="P7">8. <text:s/>To see current<text:span text:style-name="T11"> selected </text:span>pose use the service:</text:p>
      <text:p text:style-name="P1"><text:s text:c="5"/><text:span text:style-name="T9">rosservice call /point_and_click/execute_robotic_arm true</text:span></text:p>
      <text:p text:style-name="P1"><text:s text:c="5"/><text:span text:style-name="T4"># <text:s/>To make the code more clear, I remove the arm controlling part from this service, so this service can simply transfer the gained coordinate relative to the camera_rgb_optical_frame to controlling part</text:span></text:p>
      <text:p text:style-name="P1"/>
      <text:p text:style-name="P9"><text:span text:style-name="T6">9. <text:s/></text:span><text:span text:style-name="T7">roslaunch moveit_tutorials move_group_interface_tutorial_</text:span><text:span text:style-name="T8">test.launch</text:span></text:p>
      <text:p text:style-name="P9"><text:s text:c="6"/>– <text:s/><text:span text:style-name="T6">To activate the robotic arm in both Rviz and real world</text:span></text:p>
      <text:p text:style-name="P1"/>
      <text:p text:style-name="P14"/>
      <text:p text:style-name="P1"/>
      <text:p text:style-name="P13"><text:span text:style-name="T7">System required: </text:span>Ubuntu 16.04 &amp; Kinetic, Opencv 2.4.10, Eigen 3.3.4, PCL 1.7.2, VTK 6.2</text:p>
      <text:p text:style-name="P13"><text:tab/> <text:s text:c="18"/><text:span text:style-name="T12">#PCL 1.7.2 and VTK 6.2 are </text:span><text:span text:style-name="T10">default</text:span><text:span text:style-name="T12"> version in Kinetic</text:span></text:p>
      <text:p text:style-name="P1"/>
      <text:p text:style-name="P1"/>
      <text:p text:style-name="P1"/>
      <text:p text:style-name="P1"/>
      <text:p text:style-name="P1">Haoran Li </text:p>
      <text:p text:style-name="P1"><text:a xlink:type="simple" xlink:href="mailto:haoranli@gatech.edu" text:style-name="Internet_20_link" text:visited-style-name="Visited_20_Internet_20_Link">haoranli@gatech.edu</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11:28:02.176635832</meta:creation-date>
    <dc:date>2017-09-13T13:53:57.647232482</dc:date>
    <meta:editing-duration>PT19M9S</meta:editing-duration>
    <meta:editing-cycles>10</meta:editing-cycles>
    <meta:generator>LibreOffice/5.1.6.2$Linux_X86_64 LibreOffice_project/10m0$Build-2</meta:generator>
    <meta:document-statistic meta:table-count="0" meta:image-count="0" meta:object-count="0" meta:page-count="1" meta:paragraph-count="29" meta:word-count="274" meta:character-count="2043" meta:non-whitespace-character-count="1673"/>
  </office:meta>
</office:document-meta>
</file>